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.Net Implementeringar</text:p>
      <text:p text:style-name="Standard"/>
      <text:list xml:id="list1219068507630742352" text:style-name="L1">
        <text:list-item>
          <text:p text:style-name="P1">.NET Framework (Windows) – fler bibliotek än core</text:p>
        </text:list-item>
        <text:list-item>
          <text:p text:style-name="P1">NET Core (2.0) (Windows, Linux, Mac OS)</text:p>
        </text:list-item>
        <text:list-item>
          <text:p text:style-name="P1">Mono (Windows, Linux, Mac OS, Android, IOS)</text:p>
        </text:list-item>
      </text:list>
      <text:p text:style-name="Standard"/>
      <text:p text:style-name="Standard"/>
      <text:p text:style-name="Standard">Standard (likt HTML5)</text:p>
      <text:p text:style-name="Standard">.NET Standard (2.0)</text:p>
      <text:p text:style-name="Standard"/>
      <text:p text:style-name="Standard">Testing</text:p>
      <text:p text:style-name="Standard"/>
      <text:list xml:id="list2912121860268747100" text:style-name="L2">
        <text:list-item>
          <text:p text:style-name="P2">Unit-tester</text:p>
        </text:list-item>
        <text:list-item>
          <text:p text:style-name="P2">Lasttester (belastning)</text:p>
        </text:list-item>
        <text:list-item>
          <text:p text:style-name="P2">UI-tester (Celenium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8-18T09:11:44.08</meta:creation-date>
    <meta:generator>OpenOffice/4.1.3$Win32 OpenOffice.org_project/413m1$Build-9783</meta:generator>
    <dc:date>2017-08-25T15:12:30.21</dc:date>
    <dc:creator>Niklas Johansson</dc:creator>
    <meta:editing-duration>PT1H55M26S</meta:editing-duration>
    <meta:editing-cycles>5</meta:editing-cycles>
    <meta:document-statistic meta:table-count="0" meta:image-count="0" meta:object-count="0" meta:page-count="1" meta:paragraph-count="10" meta:word-count="42" meta:character-count="259"/>
  </office:meta>
</office:document-meta>
</file>